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b536da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b536da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61 - Nyurb gu'ilg.</text:p>
      <text:p text:style-name="P1">G'hroog fib'th mur brup brup.</text:p>
      <text:p text:style-name="P1">G'HROOG FIB'TH MUR BRUP BRUP!</text:p>
      <text:p text:style-name="P1">Haughauuhthr'l...</text:p>
      <text:p text:style-name="P1">...</text:p>
      <text:p text:style-name="P1">Fnlth gohluyng j'rg hothaht!</text:p>
      <text:p text:style-name="P1">gngn, fnlth gohluyng j'rg HOTHAHT!</text:p>
      <text:p text:style-name="P1">Shgvg throl. <text:s/>Goors fn'nnyuld hothahty'j otot!</text:p>
      <text:p text:style-name="P1">MMPH PHLTMMPHMPHMF RRMPHPMRPH.</text:p>
      <text:p text:style-name="P1">Shruggot.</text:p>
      <text:p text:style-name="P1">JE62 - Yyjyrn yulk frobithh.</text:p>
      <text:p text:style-name="P1">FRU'FRNUHUH JGOG HHGN.</text:p>
      <text:p text:style-name="P1">...</text:p>
      <text:p text:style-name="P1">Knryip.</text:p>
      <text:p text:style-name="P1">JE63 - Gorthytch svulk borbly'ahth?</text:p>
      <text:p text:style-name="P1">...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7" meta:word-count="52" meta:character-count="344"/>
    <meta:generator>OpenOffice/4.1.2$Win32 OpenOffice.org_project/412m3$Build-9782</meta:generator>
  </office:meta>
</office:document-meta>
</file>